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2e8" officeooo:paragraph-rsid="000362e8"/>
    </style:style>
    <style:style style:name="P2" style:family="paragraph" style:parent-style-name="Standard">
      <style:paragraph-properties fo:text-align="center" style:justify-single-word="false"/>
      <style:text-properties officeooo:rsid="000362e8" officeooo:paragraph-rsid="000362e8"/>
    </style:style>
    <style:style style:name="P3" style:family="paragraph" style:parent-style-name="Standard">
      <style:paragraph-properties fo:text-align="center" style:justify-single-word="false"/>
      <style:text-properties officeooo:rsid="000362e8" officeooo:paragraph-rsid="0003c0c0"/>
    </style:style>
    <style:style style:name="P4" style:family="paragraph" style:parent-style-name="Standard">
      <style:text-properties officeooo:rsid="000362e8" officeooo:paragraph-rsid="0003c0c0"/>
    </style:style>
    <style:style style:name="P5" style:family="paragraph" style:parent-style-name="Standard">
      <style:text-properties officeooo:rsid="000362e8" officeooo:paragraph-rsid="0003c0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Biedronce postanowiono w przyszłym tygodniu zorganizować wyprzedarz oprogramowania hakerskiego, lecz niestety promocja będzie trwała tylko jeden dzień. Jako zapracowany haker, nie masz tyle czasu, aby codziennie chodzić do Biedronki i sprawdzać czy już jest promocja. Zamierzasz tam pójść tylko jednego dnia. Musisz dowiedzieć się którego dnia tygodnia tam się wybrać.</text:p>
      <text:p text:style-name="P1">Przechwyciłeś także zaszyfrowaną wiadomość wysłaną przez głównego managera Biedronki, prawdopodobnie z zaszyfrowanym dniem tygodnia. Wiesz jednak z zaufanego źródła, że w ten dzień jest święto narodowe, więc Biedronka przełożyła termin wysyłając drugą wiadomość. Oto te wiadomości:</text:p>
      <text:p text:style-name="P2">10000 1110101 10000110 11010100 11110100 11011111</text:p>
      <text:p text:style-name="P2">10100 1110011 10000110 11000010 11110000 10110100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52:27.148619097</meta:creation-date>
    <dc:date>2016-09-27T15:22:50.379949981</dc:date>
    <meta:editing-duration>PT2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99" meta:character-count="749" meta:non-whitespace-character-count="654"/>
  </office:meta>
</office:document-meta>
</file>